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officeooo:rsid="0005505b" officeooo:paragraph-rsid="000bf699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05505b" officeooo:paragraph-rsid="00061b59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0936f7" officeooo:paragraph-rsid="000936f7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0b33a8" officeooo:paragraph-rsid="000b33a8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0eb301" officeooo:paragraph-rsid="000eb301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160585" officeooo:paragraph-rsid="00160585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1807ea" officeooo:paragraph-rsid="001807ea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1807ea" officeooo:paragraph-rsid="001bca99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202668" officeooo:paragraph-rsid="00202668"/>
    </style:style>
    <style:style style:name="P10" style:family="paragraph" style:parent-style-name="Standard" style:list-style-name="L1">
      <style:paragraph-properties fo:text-align="justify" style:justify-single-word="false"/>
      <style:text-properties officeooo:paragraph-rsid="000549df"/>
    </style:style>
    <style:style style:name="T1" style:family="text">
      <style:text-properties officeooo:rsid="000549df"/>
    </style:style>
    <style:style style:name="T2" style:family="text">
      <style:text-properties officeooo:rsid="00061b59"/>
    </style:style>
    <style:style style:name="T3" style:family="text">
      <style:text-properties fo:color="#800000"/>
    </style:style>
    <style:style style:name="T4" style:family="text">
      <style:text-properties fo:color="#800000" officeooo:rsid="00061b59"/>
    </style:style>
    <style:style style:name="T5" style:family="text">
      <style:text-properties fo:color="#800000" fo:font-weight="bold" officeooo:rsid="00061b59" style:font-weight-asian="bold" style:font-weight-complex="bold"/>
    </style:style>
    <style:style style:name="T6" style:family="text">
      <style:text-properties fo:color="#800000" officeooo:rsid="000936f7"/>
    </style:style>
    <style:style style:name="T7" style:family="text">
      <style:text-properties officeooo:rsid="000936f7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officeooo:rsid="000936f7"/>
    </style:style>
    <style:style style:name="T10" style:family="text">
      <style:text-properties officeooo:rsid="000b33a8"/>
    </style:style>
    <style:style style:name="T11" style:family="text">
      <style:text-properties officeooo:rsid="000bbdf4"/>
    </style:style>
    <style:style style:name="T12" style:family="text">
      <style:text-properties fo:color="#ff0000" fo:font-weight="bold" style:font-weight-asian="bold" style:font-weight-complex="bold"/>
    </style:style>
    <style:style style:name="T13" style:family="text">
      <style:text-properties fo:color="#0066cc" fo:font-weight="bold" style:font-weight-asian="bold" style:font-weight-complex="bold"/>
    </style:style>
    <style:style style:name="T14" style:family="text">
      <style:text-properties fo:color="#0066cc" fo:font-weight="bold" officeooo:rsid="00106169" style:font-weight-asian="bold" style:font-weight-complex="bold"/>
    </style:style>
    <style:style style:name="T15" style:family="text">
      <style:text-properties fo:color="#0066cc" fo:font-weight="bold" officeooo:rsid="00182490" style:font-weight-asian="bold" style:font-weight-complex="bold"/>
    </style:style>
    <style:style style:name="T16" style:family="text">
      <style:text-properties fo:color="#0066cc" fo:font-weight="bold" officeooo:rsid="001916b7" style:font-weight-asian="bold" style:font-weight-complex="bold"/>
    </style:style>
    <style:style style:name="T17" style:family="text">
      <style:text-properties officeooo:rsid="00139eaa"/>
    </style:style>
    <style:style style:name="T18" style:family="text">
      <style:text-properties fo:color="#990000" fo:font-weight="bold" style:font-weight-asian="bold" style:font-weight-complex="bold"/>
    </style:style>
    <style:style style:name="T19" style:family="text">
      <style:text-properties officeooo:rsid="00182490"/>
    </style:style>
    <style:style style:name="T20" style:family="text">
      <style:text-properties fo:color="#009900" fo:font-weight="bold" officeooo:rsid="00182490" style:font-weight-asian="bold" style:font-weight-complex="bold"/>
    </style:style>
    <style:style style:name="T21" style:family="text">
      <style:text-properties fo:color="#4b1f6f" fo:font-weight="bold" officeooo:rsid="001916b7" style:font-weight-asian="bold" style:font-weight-complex="bold"/>
    </style:style>
    <style:style style:name="T22" style:family="text">
      <style:text-properties fo:color="#ff420e" fo:font-weight="bold" officeooo:rsid="001916b7" style:font-weight-asian="bold" style:font-weight-complex="bold"/>
    </style:style>
    <style:style style:name="T23" style:family="text">
      <style:text-properties fo:color="#ff420e" fo:font-weight="bold" officeooo:rsid="00160585" style:font-weight-asian="bold" style:font-weight-complex="bold"/>
    </style:style>
    <style:style style:name="T24" style:family="text">
      <style:text-properties officeooo:rsid="001f16ad"/>
    </style:style>
    <style:style style:name="T25" style:family="text">
      <style:text-properties officeooo:rsid="00215366"/>
    </style:style>
    <style:style style:name="T26" style:family="text">
      <style:text-properties officeooo:rsid="00220a6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70012886821510959" text:style-name="L1">
        <text:list-item>
          <text:p text:style-name="P10"><text:span text:style-name="T1">Liste todos os clientes com status igual a “Adimplente” </text:span><text:span text:style-name="T12">E</text:span><text:span text:style-name="T1"> sexo “Masculino”.</text:span></text:p>
          <text:p text:style-name="P10"/>
        </text:list-item>
        <text:list-item>
          <text:p text:style-name="P1">Liste os clientes com sexo diferente de “Masculino” <text:span text:style-name="T12">E</text:span> que o nome contenha a letra “a” em qualquer posição.</text:p>
          <text:p text:style-name="P1"/>
        </text:list-item>
        <text:list-item>
          <text:p text:style-name="P2">Liste os clientes com sexo diferente de “Masculino” <text:span text:style-name="T5">OU</text:span> que o nome contenha a letra “a” <text:span text:style-name="T2">no início</text:span>. <text:span text:style-name="T2">Exiba apenas os campos: </text:span><text:span text:style-name="T4">id</text:span><text:span text:style-name="T2">, </text:span><text:span text:style-name="T4">nome</text:span><text:span text:style-name="T2">, e </text:span><text:span text:style-name="T4">sexo</text:span><text:span text:style-name="T2">.</text:span></text:p>
          <text:p text:style-name="P2"/>
        </text:list-item>
        <text:list-item>
          <text:p text:style-name="P3">Liste os quartos com preços maio<text:span text:style-name="T10">re</text:span>s que R$ 100,00. Exiba apenas os campos: <text:span text:style-name="T3">número </text:span><text:span text:style-name="T8">do quarto</text:span> e <text:span text:style-name="T3">valor da diária </text:span>do quarto. <text:span text:style-name="T10">Ordene em ordem crescente pelo valor da diária.</text:span></text:p>
          <text:p text:style-name="P3"/>
        </text:list-item>
        <text:list-item>
          <text:p text:style-name="P4">Liste as estadias com data de check-in maiores que 01/01/2018. <text:span text:style-name="T11">Ordene pela data de check-in.</text:span></text:p>
          <text:p text:style-name="P4"/>
        </text:list-item>
        <text:list-item>
          <text:p text:style-name="P5">Liste os quartos com preços maiores que R$ 50,00. Exiba apenas os campos: <text:span text:style-name="T6">número </text:span><text:span text:style-name="T9">do quarto</text:span><text:span text:style-name="T7"> e </text:span><text:span text:style-name="T6">valor da diária </text:span><text:span text:style-name="T7">do quarto, </text:span>e <text:span text:style-name="T13">nome do </text:span><text:span text:style-name="T14">tipo</text:span><text:span text:style-name="T13"> do quarto</text:span>. <text:span text:style-name="T17">Ordene pelo nome do tipo do quarto.</text:span></text:p>
          <text:p text:style-name="P5"/>
        </text:list-item>
        <text:list-item>
          <text:p text:style-name="P6">Liste os clientes do sexo “Feminino”. Exiba apenas os campos: Nome do cliente, Sexo, <text:span text:style-name="T13">e nome da profissão</text:span>, e <text:span text:style-name="T13">endereço (Rua, bairro, número)</text:span>. Ordene pelo nome do cliente em ordem decrescente.</text:p>
          <text:p text:style-name="P6"/>
        </text:list-item>
        <text:list-item>
          <text:p text:style-name="P7">Liste as estadias com data de check-out menores que “01/01/2018” <text:span text:style-name="T18">E</text:span> maiores que “01/05/2017”. Exiba apenas os campos: id da estadia, data de check-out <text:span text:style-name="T19">da estadia, </text:span><text:span text:style-name="T15">nome do cliente da estadia</text:span><text:span text:style-name="T19">, e </text:span><text:span text:style-name="T15">número do quarto</text:span><text:span text:style-name="T19">.</text:span></text:p>
          <text:p text:style-name="P7"/>
        </text:list-item>
        <text:list-item>
          <text:p text:style-name="P8">Liste as estadias com data de check-out menores que “01/01/2018” <text:span text:style-name="T18">E</text:span> maiores que “01/05/2017”. Exiba apenas os campos: id da estadia, data de check-out <text:span text:style-name="T19">da estadia, </text:span><text:span text:style-name="T15">nome do cliente da estadia</text:span><text:span text:style-name="T19">, </text:span><text:span text:style-name="T20">número do quarto</text:span><text:span text:style-name="T15">, </text:span><text:span text:style-name="T21">nome do tipo do quarto</text:span><text:span text:style-name="T16">, </text:span><text:span text:style-name="T22">e </text:span><text:span text:style-name="T23">endereço (Rua, bairro, número)</text:span><text:span text:style-name="T19">. Ordene pelo nome do cliente (decrescente), </text:span>data de check-out <text:span text:style-name="T24">(crescente)</text:span>.</text:p>
          <text:p text:style-name="P8"/>
        </text:list-item>
        <text:list-item>
          <text:p text:style-name="P9">Liste os clientes que fizeram check-in entre as datas 01/05/2017 e 01/06/2017, <text:span text:style-name="T25">E que o status da estadia está como “Cancelada”,</text:span> <text:span text:style-name="T26">e que o tipo do quarto seja “Luxo I”. Liste apenas o nome do client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21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8:50:25.144000000</meta:creation-date>
    <dc:date>2018-06-14T20:42:30.708000000</dc:date>
    <meta:editing-duration>PT1H51M52S</meta:editing-duration>
    <meta:editing-cycles>32</meta:editing-cycles>
    <meta:generator>LibreOffice/5.1.3.2$Windows_x86 LibreOffice_project/644e4637d1d8544fd9f56425bd6cec110e49301b</meta:generator>
    <meta:document-statistic meta:table-count="0" meta:image-count="0" meta:object-count="0" meta:page-count="1" meta:paragraph-count="10" meta:word-count="303" meta:character-count="1716" meta:non-whitespace-character-count="1433"/>
  </office:meta>
</office:document-meta>
</file>